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9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02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0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04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0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0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0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0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1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1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1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14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1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22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23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24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25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26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27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28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29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30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31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32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33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34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35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36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37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38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39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d4e92b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T45" style:family="text">
      <style:text-properties officeooo:rsid="00f33a54"/>
    </style:style>
    <style:style style:name="T46" style:family="text">
      <style:text-properties officeooo:rsid="00f3f75e"/>
    </style:style>
    <style:style style:name="T47" style:family="text">
      <style:text-properties officeooo:rsid="00f6ce45"/>
    </style:style>
    <style:style style:name="T48" style:family="text">
      <style:text-properties officeooo:rsid="00f6d57c"/>
    </style:style>
    <style:style style:name="T49" style:family="text">
      <style:text-properties officeooo:rsid="00f759be"/>
    </style:style>
    <style:style style:name="T50" style:family="text">
      <style:text-properties officeooo:rsid="00f75fb0"/>
    </style:style>
    <style:style style:name="T51" style:family="text">
      <style:text-properties officeooo:rsid="00f7df98"/>
    </style:style>
    <style:style style:name="T52" style:family="text">
      <style:text-properties officeooo:rsid="00f84eaa"/>
    </style:style>
    <style:style style:name="T53" style:family="text">
      <style:text-properties officeooo:rsid="00f9a641"/>
    </style:style>
    <style:style style:name="T54" style:family="text">
      <style:text-properties officeooo:rsid="00f9f45b"/>
    </style:style>
    <style:style style:name="T55" style:family="text">
      <style:text-properties officeooo:rsid="00fa8e77"/>
    </style:style>
    <style:style style:name="T56" style:family="text">
      <style:text-properties officeooo:rsid="00fe7837"/>
    </style:style>
    <style:style style:name="T57" style:family="text">
      <style:text-properties officeooo:rsid="01005975"/>
    </style:style>
    <style:style style:name="T58" style:family="text">
      <style:text-properties officeooo:rsid="01015164"/>
    </style:style>
    <style:style style:name="T59" style:family="text">
      <style:text-properties officeooo:rsid="010181f9"/>
    </style:style>
    <style:style style:name="T60" style:family="text">
      <style:text-properties officeooo:rsid="010276c2"/>
    </style:style>
    <style:style style:name="T61" style:family="text">
      <style:text-properties officeooo:rsid="0104dcc2"/>
    </style:style>
    <style:style style:name="T62" style:family="text">
      <style:text-properties officeooo:rsid="0105675d"/>
    </style:style>
    <style:style style:name="T63" style:family="text">
      <style:text-properties officeooo:rsid="01064f1c"/>
    </style:style>
    <style:style style:name="T64" style:family="text">
      <style:text-properties officeooo:rsid="01088dda"/>
    </style:style>
    <style:style style:name="T65" style:family="text">
      <style:text-properties officeooo:rsid="010a21d8"/>
    </style:style>
    <style:style style:name="T66" style:family="text">
      <style:text-properties officeooo:rsid="010b5b31"/>
    </style:style>
    <style:style style:name="T67" style:family="text">
      <style:text-properties officeooo:rsid="010c2a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041069003277239207" text:style-name="L1">
        <text:list-item>
          <text:p text:style-name="P14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208195953360178666" text:style-name="L2">
        <text:list-item>
          <text:p text:style-name="P14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50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305718355818033901" text:style-name="L3">
        <text:list-item>
          <text:p text:style-name="P15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1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59265010814691401" text:style-name="L4">
        <text:list-item>
          <text:p text:style-name="P152">Publicat codi d'accès al Classroom.</text:p>
        </text:list-item>
        <text:list-item>
          <text:p text:style-name="P165">Treball autònom tasca 1.</text:p>
        </text:list-item>
        <text:list-item>
          <text:p text:style-name="P1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64542434852688" text:continue-numbering="true" text:style-name="L4">
        <text:list-item>
          <text:p text:style-name="P15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64543220087489" text:continue-numbering="true" text:style-name="L4">
        <text:list-item>
          <text:p text:style-name="P15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41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64542455917824" text:continue-numbering="true" text:style-name="L4">
        <text:list-item>
          <text:p text:style-name="P155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55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6">Comentem apartat 1.1 Temperatura y calor.</text:p>
        </text:list-item>
      </text:list>
      <text:p text:style-name="P60"/>
      <text:p text:style-name="P99">Di<text:span text:style-name="T12">vendres 10</text:span>/<text:span text:style-name="T7">10</text:span>/2<text:span text:style-name="T5">5</text:span></text:p>
      <text:p text:style-name="P99"/>
      <text:list xml:id="list164541570314051" text:continue-numbering="true" text:style-name="L4">
        <text:list-item>
          <text:p text:style-name="P1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2">Comentem apartat 1.2 Presión.</text:p>
        </text:list-item>
        <text:list-item>
          <text:p text:style-name="P172">Comentem apartat 1.2 Presión.</text:p>
        </text:list-item>
        <text:list-item>
          <text:p text:style-name="P172">Comentem els exercicis 1.3 Ejercicios temperatura y presión.</text:p>
        </text:list-item>
        <text:list-item>
          <text:p text:style-name="P172">Comentem apartat 1.4 Enegía y potencia</text:p>
        </text:list-item>
        <text:list-item>
          <text:p text:style-name="P173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0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0">Di<text:span text:style-name="T15">jous</text:span><text:tab/><text:tab/><text:span text:style-name="T15">16</text:span>/<text:span text:style-name="T7">10</text:span>/2<text:span text:style-name="T5">5</text:span></text:p>
      <text:list xml:id="list164542477796362" text:continue-numbering="true" text:style-name="L4">
        <text:list-item>
          <text:p text:style-name="P1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4">Comentem apartat 1.<text:span text:style-name="T15">5 Ejercicios energía y potencia</text:span>.</text:p>
        </text:list-item>
        <text:list-item>
          <text:p text:style-name="P174">Comentem apartat 1.<text:span text:style-name="T15">6.1 Calor específico</text:span></text:p>
        </text:list-item>
        <text:list-item>
          <text:p text:style-name="P174">Comentem apartat 1.<text:span text:style-name="T15">6.2 Calor sensible y latente</text:span></text:p>
        </text:list-item>
      </text:list>
      <text:p text:style-name="P62"/>
      <text:p text:style-name="P137">Divendres<text:tab/>17/10/25</text:p>
      <text:list xml:id="list164542447687552" text:continue-numbering="true" text:style-name="L4">
        <text:list-item>
          <text:p text:style-name="P1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5">Comentem apartat 1.6.3 Transmisión del calor</text:p>
        </text:list-item>
        <text:list-item>
          <text:p text:style-name="P175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42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64542385268730" text:continue-numbering="true" text:style-name="L4">
        <text:list-item>
          <text:p text:style-name="P15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6">Comentem <text:span text:style-name="T17">exercicis 1.7-1 a 3</text:span></text:p>
        </text:list-item>
        <text:list-item>
          <text:p text:style-name="P177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64543509325069" text:continue-numbering="true" text:style-name="L4">
        <text:list-item>
          <text:p text:style-name="P16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8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1">Di<text:span text:style-name="T19">jous</text:span><text:tab/><text:tab/><text:span text:style-name="T19">30</text:span>/<text:span text:style-name="T9">10</text:span>/2<text:span text:style-name="T5">5</text:span></text:p>
      <text:p text:style-name="P101"/>
      <text:list xml:id="list164543312317241" text:continue-numbering="true" text:style-name="L4">
        <text:list-item>
          <text:p text:style-name="P16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7">Comencem a comentar l'apartat 1.8.4 Diagrama de Mollier (diagrama p h)</text:p>
        </text:list-item>
      </text:list>
      <text:p text:style-name="P32"/>
      <text:p text:style-name="P32"/>
      <text:p text:style-name="P101">Di<text:span text:style-name="T19">vendres</text:span><text:tab/><text:span text:style-name="T19">31</text:span>/<text:span text:style-name="T9">10</text:span>/2<text:span text:style-name="T5">5</text:span></text:p>
      <text:p text:style-name="P101"/>
      <text:p text:style-name="P65">Festiu triat pel centre.</text:p>
      <text:p text:style-name="P65"/>
      <text:p text:style-name="P65"/>
      <text:p text:style-name="P102">Di<text:span text:style-name="T3">marts</text:span><text:tab/><text:span text:style-name="T20">04</text:span>/<text:span text:style-name="T9">11</text:span>/2<text:span text:style-name="T5">5</text:span></text:p>
      <text:p text:style-name="P102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3">Di<text:span text:style-name="T3">mecres</text:span><text:tab/><text:span text:style-name="T20">05</text:span>/<text:span text:style-name="T9">11</text:span>/2<text:span text:style-name="T5">5</text:span></text:p>
      <text:p text:style-name="P103"/>
      <text:list xml:id="list164541951852464" text:continue-numbering="true" text:style-name="L4">
        <text:list-item>
          <text:p text:style-name="P1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4"/>
      <text:p text:style-name="P143">Di<text:span text:style-name="T22">jous</text:span><text:tab/><text:tab/><text:span text:style-name="T20">06</text:span>/<text:span text:style-name="T9">11</text:span>/2<text:span text:style-name="T5">5</text:span></text:p>
      <text:p text:style-name="P104"/>
      <text:list xml:id="list164542597722991" text:continue-numbering="true" text:style-name="L4">
        <text:list-item>
          <text:p text:style-name="P16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9">Co<text:span text:style-name="T22">mentem exercici 1.9-5</text:span></text:p>
        </text:list-item>
      </text:list>
      <text:p text:style-name="P105"/>
      <text:p text:style-name="P105"/>
      <text:p text:style-name="P105">Di<text:span text:style-name="T23">vendres</text:span><text:tab/><text:span text:style-name="T20">07</text:span>/<text:span text:style-name="T9">11</text:span>/2<text:span text:style-name="T5">5</text:span></text:p>
      <text:p text:style-name="P105"/>
      <text:list xml:id="list164543402624574" text:continue-numbering="true" text:style-name="L4">
        <text:list-item>
          <text:p text:style-name="P164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70">C<text:span text:style-name="T23">omentem apartat 1.1.1 Coeficiente de funcionamiento COP y EER</text:span></text:p>
        </text:list-item>
        <text:list-item>
          <text:p text:style-name="P170">C<text:span text:style-name="T23">omentem apartat 1.1.2 Componenentes d ela instalación drigorífica por compresión</text:span></text:p>
        </text:list-item>
      </text:list>
      <text:p text:style-name="P66"/>
      <text:p text:style-name="P106"/>
      <text:p text:style-name="P10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1032538745138219345" text:style-name="L5">
        <text:list-item>
          <text:p text:style-name="P22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37"><text:span text:style-name="T26">C</text:span><text:span text:style-name="T25">omentem 1.1.3 Ciclo frigorífico en el diagrama p h</text:span></text:p>
        </text:list-item>
        <text:list-item>
          <text:p text:style-name="P237"><text:span text:style-name="T26">C</text:span><text:span text:style-name="T25">omentem 1.1.4 Caudal másico</text:span></text:p>
        </text:list-item>
        <text:list-item>
          <text:p text:style-name="P237"><text:span text:style-name="T26">C</text:span><text:span text:style-name="T25">omentem 1.1.5 Relación de compresión</text:span></text:p>
        </text:list-item>
        <text:list-item>
          <text:p text:style-name="P179">Comentem exercici 1.2-1</text:p>
        </text:list-item>
      </text:list>
      <text:p text:style-name="P51"/>
      <text:p text:style-name="P51"/>
      <text:p text:style-name="P107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64542894267155" text:continue-numbering="true" text:style-name="L5">
        <text:list-item>
          <text:p text:style-name="P18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8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64543393955902" text:continue-numbering="true" text:style-name="L5">
        <text:list-item>
          <text:p text:style-name="P22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0">Comentem exercici 1.2-<text:span text:style-name="T32">2</text:span></text:p>
        </text:list-item>
      </text:list>
      <text:p text:style-name="P52"/>
      <text:p text:style-name="P109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64542300867249" text:continue-numbering="true" text:style-name="L5">
        <text:list-item>
          <text:p text:style-name="P22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1">Comentem exercici 1.2-<text:span text:style-name="T32">2 i 3</text:span></text:p>
        </text:list-item>
      </text:list>
      <text:p text:style-name="P53"/>
      <text:p text:style-name="P11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64542097670599" text:continue-numbering="true" text:style-name="L5">
        <text:list-item>
          <text:p text:style-name="P22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38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1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64541766990308" text:continue-numbering="true" text:style-name="L5">
        <text:list-item>
          <text:p text:style-name="P18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12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64542856098845" text:continue-numbering="true" text:style-name="L5">
        <text:list-item>
          <text:p text:style-name="P226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39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44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64542596205518" text:continue-numbering="true" text:style-name="L5">
        <text:list-item>
          <text:p text:style-name="P22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2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82"><text:span text:style-name="T11">C</text:span>omentem <text:span text:style-name="T35">apartat 1.4 Puntos de medición de temperatura y presión.</text:span></text:p>
        </text:list-item>
        <text:list-item>
          <text:p text:style-name="P182"><text:span text:style-name="T11">C</text:span>omentem <text:span text:style-name="T35">apartat 1.5 Símbolos según UNE EN 1861.</text:span></text:p>
        </text:list-item>
        <text:list-item>
          <text:p text:style-name="P192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3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3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4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45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64542049860899" text:continue-numbering="true" text:style-name="L5">
        <text:list-item>
          <text:p text:style-name="P228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3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89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5">Di<text:span text:style-name="T3">mecres</text:span><text:tab/><text:span text:style-name="T38">03</text:span>/<text:span text:style-name="T9">12</text:span>/2<text:span text:style-name="T5">5</text:span></text:p>
      <text:p text:style-name="P115"/>
      <text:list xml:id="list164542320155985" text:continue-numbering="true" text:style-name="L5">
        <text:list-item>
          <text:p text:style-name="P190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6">Di<text:span text:style-name="T40">jous<text:tab/></text:span><text:tab/><text:span text:style-name="T38">04</text:span>/<text:span text:style-name="T9">12</text:span>/2<text:span text:style-name="T5">5</text:span></text:p>
      <text:list xml:id="list164543035817686" text:continue-numbering="true" text:style-name="L5">
        <text:list-item>
          <text:p text:style-name="P22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4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6"/>
      <text:p text:style-name="P116">Di<text:span text:style-name="T40">vendres</text:span><text:tab/><text:span text:style-name="T38">05</text:span>/<text:span text:style-name="T9">12</text:span>/2<text:span text:style-name="T5">5</text:span></text:p>
      <text:p text:style-name="P116"/>
      <text:list xml:id="list164541774444253" text:continue-numbering="true" text:style-name="L5">
        <text:list-item>
          <text:p text:style-name="P22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4"><text:span text:style-name="T11">C</text:span>omentem <text:span text:style-name="T35">apartat 2.1.1.1 Compressors hermètics</text:span></text:p>
        </text:list-item>
        <text:list-item>
          <text:p text:style-name="P193">Comentem exemple 2.1.1.1-1</text:p>
        </text:list-item>
      </text:list>
      <text:p text:style-name="P71"/>
      <text:p text:style-name="P117">Di<text:span text:style-name="T3">marts</text:span><text:tab/><text:span text:style-name="T38">09</text:span>/<text:span text:style-name="T9">12</text:span>/2<text:span text:style-name="T5">5</text:span></text:p>
      <text:p text:style-name="P117"/>
      <text:list xml:id="list164542288079820" text:continue-numbering="true" text:style-name="L5">
        <text:list-item>
          <text:p text:style-name="P191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2"> </text:span><text:span text:style-name="T43">a</text:span><text:span text:style-name="T11">.</text:span></text:p>
        </text:list-item>
      </text:list>
      <text:p text:style-name="P58"/>
      <text:p text:style-name="P118">Di<text:span text:style-name="T3">mecres</text:span><text:tab/><text:span text:style-name="T45">10</text:span>/<text:span text:style-name="T9">12</text:span>/2<text:span text:style-name="T5">5</text:span></text:p>
      <text:p text:style-name="P118"/>
      <text:list xml:id="list164542552499493" text:continue-numbering="true" text:style-name="L5">
        <text:list-item>
          <text:p text:style-name="P171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9"/>
      <text:p text:style-name="P119">Di<text:span text:style-name="T46">jous</text:span><text:tab/><text:tab/><text:span text:style-name="T45">11</text:span>/<text:span text:style-name="T9">12</text:span>/2<text:span text:style-name="T5">5</text:span></text:p>
      <text:p text:style-name="P119"/>
      <text:p text:style-name="P73">Seguim comentant exemple 2.1.1.1-1</text:p>
      <text:p text:style-name="P138"/>
      <text:p text:style-name="P119">Di<text:span text:style-name="T46">vendres</text:span><text:tab/><text:span text:style-name="T45">12</text:span>/<text:span text:style-name="T9">12</text:span>/2<text:span text:style-name="T5">5</text:span></text:p>
      <text:p text:style-name="P119"/>
      <text:p text:style-name="P77">Activitat emp<text:span text:style-name="T47">r</text:span>enedoria.</text:p>
      <text:p text:style-name="P77"/>
      <text:p text:style-name="P120">Di<text:span text:style-name="T3">marts</text:span><text:tab/><text:span text:style-name="T48">16</text:span>/<text:span text:style-name="T9">12</text:span>/2<text:span text:style-name="T5">5</text:span></text:p>
      <text:p text:style-name="P120"/>
      <text:list xml:id="list164542217643291" text:continue-numbering="true" text:style-name="L5">
        <text:list-item>
          <text:p text:style-name="P23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5"><text:span text:style-name="T11">C</text:span>omentem <text:span text:style-name="T48">programa de simulació SOLKANE (pàg. 11 i 12)</text:span></text:p>
        </text:list-item>
      </text:list>
      <text:p text:style-name="P74"/>
      <text:p text:style-name="P120">Di<text:span text:style-name="T3">mecres</text:span><text:tab/><text:span text:style-name="T48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1"><text:soft-page-break/>Di<text:span text:style-name="T3">marts</text:span><text:tab/><text:span text:style-name="T48">18</text:span>/<text:span text:style-name="T9">12</text:span>/2<text:span text:style-name="T5">5</text:span></text:p>
      <text:p text:style-name="P121"/>
      <text:list xml:id="list164541695190968" text:continue-numbering="true" text:style-name="L5">
        <text:list-item>
          <text:p text:style-name="P23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6"><text:span text:style-name="T11">C</text:span>omentem <text:span text:style-name="T49">apartat 2.1.1.2 Compressors semihermètics</text:span></text:p>
        </text:list-item>
        <text:list-item>
          <text:p text:style-name="P186"><text:span text:style-name="T11">C</text:span>omentem <text:span text:style-name="T49">apartat 2.1.1.3 Compressors oberts</text:span></text:p>
        </text:list-item>
        <text:list-item>
          <text:p text:style-name="P186"><text:span text:style-name="T11">C</text:span>omentem <text:span text:style-name="T49">apartat 2.1.2.1 Compressors alternatius de pistó</text:span></text:p>
          <text:p text:style-name="P186"/>
        </text:list-item>
      </text:list>
      <text:p text:style-name="P75"/>
      <text:p text:style-name="P122">Di<text:span text:style-name="T3">mecres</text:span><text:tab/><text:span text:style-name="T50">07</text:span>/<text:span text:style-name="T50">01</text:span>/2<text:span text:style-name="T50">6</text:span></text:p>
      <text:p text:style-name="P122"/>
      <text:list xml:id="list164542802594903" text:continue-numbering="true" text:style-name="L5">
        <text:list-item>
          <text:p text:style-name="P23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4">Repassem apartat 2.1.2.1 <text:span text:style-name="T49"><text:s/>Compressors alternatius de pistó</text:span></text:p>
        </text:list-item>
        <text:list-item>
          <text:p text:style-name="P194">Comentem 2.1.2.1.1 Proceso de compresión en compresores de pistón alternativo</text:p>
        </text:list-item>
        <text:list-item>
          <text:p text:style-name="P194">Comentem 2.1.2.1.2 Número y disposición de los cilindros</text:p>
        </text:list-item>
        <text:list-item>
          <text:p text:style-name="P195">Comentem 2.1.2.1.<text:span text:style-name="T51">3 Transformación del movimiento rotativo en movimiento alternativo</text:span></text:p>
        </text:list-item>
        <text:list-item>
          <text:p text:style-name="P195">Comentem 2.1.2.1.<text:span text:style-name="T51">4 Válvulas de aspiración y descarga</text:span></text:p>
        </text:list-item>
        <text:list-item>
          <text:p text:style-name="P195">Comentem 2.1.2.1.<text:span text:style-name="T51">5 Dispositivos de lubricación</text:span></text:p>
        </text:list-item>
        <text:list-item>
          <text:p text:style-name="P197">Comencem amb l'exe<text:span text:style-name="T52">m</text:span>ple 2.1.2.2-1</text:p>
        </text:list-item>
      </text:list>
      <text:p text:style-name="P76"/>
      <text:p text:style-name="P76"/>
      <text:p text:style-name="P123">Di<text:span text:style-name="T53">jous</text:span><text:tab/><text:tab/><text:span text:style-name="T50">08</text:span>/<text:span text:style-name="T50">01</text:span>/2<text:span text:style-name="T50">6</text:span></text:p>
      <text:p text:style-name="P123"/>
      <text:list xml:id="list164542421407992" text:continue-numbering="true" text:style-name="L5">
        <text:list-item>
          <text:p text:style-name="P23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6">Repassem apartat 2.1.2.1 <text:span text:style-name="T49"><text:s/>Compressors alternatius de pistó</text:span></text:p>
        </text:list-item>
        <text:list-item>
          <text:p text:style-name="P196">Comentem <text:span text:style-name="T51">l'exemple 2.1.2.2-1</text:span></text:p>
        </text:list-item>
        <text:list-item>
          <text:p text:style-name="P198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3"/>
      <text:p text:style-name="P124">Di<text:span text:style-name="T54">vendres</text:span><text:tab/><text:span text:style-name="T50">09</text:span>/<text:span text:style-name="T50">01</text:span>/2<text:span text:style-name="T50">6</text:span></text:p>
      <text:p text:style-name="P124"/>
      <text:list xml:id="list8428368394459778735" text:style-name="L6">
        <text:list-item>
          <text:p text:style-name="P199">Desmuntem compressors de pistons per veure els components interns (plat de vàlvules, pistons, bieles, cigüenyal) i tornem a muntar-los.</text:p>
        </text:list-item>
        <text:list-item>
          <text:p text:style-name="P23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64542525849167" text:continue-list="list164542421407992" text:style-name="L5">
        <text:list-item>
          <text:p text:style-name="P200">Comentem l'exemple <text:span text:style-name="T51">2.1.2.2-</text:span>2</text:p>
        </text:list-item>
        <text:list-item>
          <text:p text:style-name="P200">Baixem al taller per recuperar el refrigerant del simulador.</text:p>
        </text:list-item>
      </text:list>
      <text:p text:style-name="P79"/>
      <text:p text:style-name="P79"/>
      <text:p text:style-name="P125">Di<text:span text:style-name="T55">marts</text:span><text:tab/><text:span text:style-name="T55">13</text:span>/<text:span text:style-name="T50">01</text:span>/2<text:span text:style-name="T50">6</text:span></text:p>
      <text:p text:style-name="P125"/>
      <text:p text:style-name="P80">Baixa per migranya</text:p>
      <text:p text:style-name="P80"/>
      <text:p text:style-name="P80"/>
      <text:p text:style-name="P125">Di<text:span text:style-name="T55">mecres</text:span><text:tab/><text:span text:style-name="T55">14</text:span>/<text:span text:style-name="T50">01</text:span>/2<text:span text:style-name="T50">6</text:span></text:p>
      <text:p text:style-name="P125"/>
      <text:list xml:id="list164542164856668" text:continue-numbering="true" text:style-name="L5">
        <text:list-item>
          <text:p text:style-name="P201">Comentem l'exemple <text:span text:style-name="T51">2.1.2.2-</text:span>2</text:p>
        </text:list-item>
      </text:list>
      <text:p text:style-name="P125"/>
      <text:p text:style-name="P125">Di<text:span text:style-name="T55">jous</text:span><text:tab/><text:tab/><text:span text:style-name="T55">15</text:span>/<text:span text:style-name="T50">01</text:span>/2<text:span text:style-name="T50">6</text:span></text:p>
      <text:p text:style-name="P125"/>
      <text:list xml:id="list762277529871021123" text:style-name="L7">
        <text:list-item>
          <text:p text:style-name="P204">Comentem esquema <text:a xlink:type="simple" xlink:href="https://paulinoposada.github.io/web_fred/web_fred_25_26/GM/documents_gm/ta/ta_03.pdf">tasca 3</text:a></text:p>
        </text:list-item>
        <text:list-item>
          <text:p text:style-name="P204">Comentem exemple 2.1.2.2-2</text:p>
        </text:list-item>
      </text:list>
      <text:p text:style-name="P140"/>
      <text:p text:style-name="P126"><text:soft-page-break/>Di<text:span text:style-name="T56">vendres</text:span><text:tab/><text:tab/><text:span text:style-name="T55">16</text:span>/<text:span text:style-name="T50">01</text:span>/2<text:span text:style-name="T50">6</text:span></text:p>
      <text:p text:style-name="P126"/>
      <text:p text:style-name="P85">No feim classe per emergència sanitària.</text:p>
      <text:p text:style-name="P85"/>
      <text:p text:style-name="P130"/>
      <text:p text:style-name="P130">Di<text:span text:style-name="T55">marts</text:span><text:tab/><text:span text:style-name="T59">20</text:span>/<text:span text:style-name="T50">01</text:span>/2<text:span text:style-name="T50">6</text:span></text:p>
      <text:p text:style-name="P88"/>
      <text:p text:style-name="P95">Festiu (Sant Sebastià)</text:p>
      <text:p text:style-name="P130"/>
      <text:p text:style-name="P130"/>
      <text:p text:style-name="P129">Di<text:span text:style-name="T55">mecres</text:span><text:tab/><text:span text:style-name="T59">21</text:span>/<text:span text:style-name="T50">01</text:span>/2<text:span text:style-name="T50">6</text:span></text:p>
      <text:p text:style-name="P129"/>
      <text:p text:style-name="P93">Baixa al taller el grup <text:span text:style-name="T60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26">Di<text:span text:style-name="T57">jous </text:span><text:tab/><text:tab/><text:span text:style-name="T56">22</text:span>/<text:span text:style-name="T50">01</text:span>/2<text:span text:style-name="T50">6</text:span></text:p>
      <text:p text:style-name="P126"/>
      <text:list xml:id="list164543472599818" text:continue-list="list8428368394459778735" text:style-name="L6">
        <text:list-item>
          <text:p text:style-name="P23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6737146642097192417" text:style-name="L8">
        <text:list-item>
          <text:p text:style-name="P202">Comentem <text:span text:style-name="T57">l'apartat 2.1.2.3 <text:s/>Compressor rotatius de pistó rodant i paletes</text:span></text:p>
        </text:list-item>
        <text:list-item>
          <text:p text:style-name="P202">Comentem <text:span text:style-name="T57">l'apartat 2.1.2.3.1 Compressor de pistó rodant</text:span></text:p>
        </text:list-item>
        <text:list-item>
          <text:p text:style-name="P202">Comentem <text:span text:style-name="T57">l'apartat 2.1.2.3.2 Compressor de paletes</text:span></text:p>
        </text:list-item>
        <text:list-item>
          <text:p text:style-name="P205">Començem a comentar l'apartat <text:s/>2.1.2.3.3 Compressor de tornillo</text:p>
        </text:list-item>
      </text:list>
      <text:p text:style-name="P85"/>
      <text:p text:style-name="P86"/>
      <text:p text:style-name="P127">Di<text:span text:style-name="T58">vendres </text:span><text:tab/><text:tab/><text:span text:style-name="T56">23</text:span>/<text:span text:style-name="T50">01</text:span>/2<text:span text:style-name="T50">6</text:span></text:p>
      <text:p text:style-name="P87"/>
      <text:p text:style-name="P91">Comentem dubtes relatius a l'examen del dimecres.</text:p>
      <text:p text:style-name="P91"/>
      <text:p text:style-name="P91"/>
      <text:p text:style-name="P128">Di<text:span text:style-name="T55">marts</text:span><text:tab/><text:span text:style-name="T59">27</text:span>/<text:span text:style-name="T50">01</text:span>/2<text:span text:style-name="T50">6</text:span></text:p>
      <text:p text:style-name="P128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1">Di<text:span text:style-name="T55">mecres</text:span><text:tab/><text:span text:style-name="T59">28</text:span>/<text:span text:style-name="T50">01</text:span>/2<text:span text:style-name="T50">6</text:span></text:p>
      <text:p text:style-name="P89"/>
      <text:p text:style-name="P96">Feim el primer examen de la segona avaluació.</text:p>
      <text:p text:style-name="P131"/>
      <text:p text:style-name="P131"/>
      <text:p text:style-name="P132">Di<text:span text:style-name="T61">jous<text:tab/></text:span><text:tab/><text:span text:style-name="T59">29</text:span>/<text:span text:style-name="T50">01</text:span>/2<text:span text:style-name="T50">6</text:span></text:p>
      <text:p text:style-name="P90"/>
      <text:p text:style-name="P97">Comentem les solucions dels exàmens del 28/01/26.</text:p>
      <text:p text:style-name="P97"/>
      <text:p text:style-name="P133"/>
      <text:p text:style-name="P133">Di<text:span text:style-name="T62">vendres</text:span><text:tab/><text:span text:style-name="T62">30</text:span>/<text:span text:style-name="T50">01</text:span>/2<text:span text:style-name="T50">6</text:span></text:p>
      <text:p text:style-name="P133"/>
      <text:list xml:id="list164542227401480" text:continue-list="list164543472599818" text:style-name="L6">
        <text:list-item>
          <text:p text:style-name="P23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4282846713373963463" text:style-name="L9">
        <text:list-item>
          <text:p text:style-name="P203">Comentem <text:span text:style-name="T62">exercicis 2.2-1 a 4.</text:span></text:p>
        </text:list-item>
      </text:list>
      <text:p text:style-name="P134"><text:soft-page-break/>Di<text:span text:style-name="T55">marts</text:span><text:tab/><text:span text:style-name="T63">03</text:span>/<text:span text:style-name="T50">02</text:span>/2<text:span text:style-name="T50">6</text:span></text:p>
      <text:list xml:id="list164543247647232" text:continue-numbering="true" text:style-name="L9">
        <text:list-header>
          <text:p text:style-name="P217"/>
        </text:list-header>
        <text:list-item>
          <text:p text:style-name="P206">Baixa al taller el grup <text:span text:style-name="T63">1</text:span>.</text:p>
          <text:p text:style-name="P206"/>
        </text:list-item>
        <text:list-item>
          <text:p text:style-name="P206">Recuperem regfrigerant del simulador.</text:p>
        </text:list-item>
        <text:list-item>
          <text:p text:style-name="P209">Comentem components de l'equip split d'aire condicionat.</text:p>
        </text:list-item>
      </text:list>
      <text:p text:style-name="P83"/>
      <text:p text:style-name="P83"/>
      <text:p text:style-name="P135">Di<text:span text:style-name="T55">mecres</text:span><text:tab/><text:span text:style-name="T63">04</text:span>/<text:span text:style-name="T50">02</text:span>/2<text:span text:style-name="T50">6</text:span></text:p>
      <text:list xml:id="list164543653294119" text:continue-numbering="true" text:style-name="L9">
        <text:list-header>
          <text:p text:style-name="P218"/>
        </text:list-header>
        <text:list-item>
          <text:p text:style-name="P207">Baixa al taller el grup <text:span text:style-name="T64">2</text:span>.</text:p>
        </text:list-item>
        <text:list-item>
          <text:p text:style-name="P210">Comentem components de l'equip split d'aire condicionat <text:span text:style-name="T64">i el posem en marxa en fred i en calor.</text:span></text:p>
        </text:list-item>
      </text:list>
      <text:p text:style-name="P94"/>
      <text:p text:style-name="P98"/>
      <text:p text:style-name="P84"/>
      <text:p text:style-name="P136">Di<text:span text:style-name="T65">jous</text:span><text:tab/><text:tab/><text:span text:style-name="T63">05</text:span>/<text:span text:style-name="T50">02</text:span>/2<text:span text:style-name="T50">6</text:span></text:p>
      <text:list xml:id="list164543284157077" text:continue-numbering="true" text:style-name="L9">
        <text:list-header>
          <text:p text:style-name="P219"/>
        </text:list-header>
        <text:list-item>
          <text:p text:style-name="P211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6375350611110672721" text:style-name="L10">
        <text:list-item>
          <text:p text:style-name="P213">Comentem introducció condensadors</text:p>
        </text:list-item>
        <text:list-item>
          <text:p text:style-name="P213">2.1 Capacitat d'un condensador</text:p>
        </text:list-item>
      </text:list>
      <text:p text:style-name="P98"/>
      <text:p text:style-name="P98"/>
      <text:p text:style-name="P139"/>
      <text:p text:style-name="P139">Divendres<text:tab/>06/02/26</text:p>
      <text:p text:style-name="P139"/>
      <text:list xml:id="list164542113064914" text:continue-list="list164543284157077" text:style-name="L9">
        <text:list-item>
          <text:p text:style-name="P21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9143987560485341072" text:style-name="L11">
        <text:list-item>
          <text:p text:style-name="P214">Comentem 2.1.<text:span text:style-name="T66">1</text:span> C<text:span text:style-name="T66">omparació del calor específic de l'aigua i de l'aire</text:span></text:p>
        </text:list-item>
        <text:list-item>
          <text:p text:style-name="P214">Comentem 2.1.<text:span text:style-name="T66">2</text:span> <text:span text:style-name="T66">Efecte de la variació de la temperatura del mpc en la temperatura de condensació</text:span></text:p>
        </text:list-item>
        <text:list-item>
          <text:p text:style-name="P214">Comentem 2.1.<text:span text:style-name="T66">3</text:span> <text:span text:style-name="T66">Efecte de la superfície d'intercanvi en la temperatura de condensació</text:span></text:p>
        </text:list-item>
        <text:list-item>
          <text:p text:style-name="P214">Comentem 2.1.<text:span text:style-name="T66">3</text:span> <text:span text:style-name="T66">Aprofitament de la capacitat d'un condensador</text:span></text:p>
        </text:list-item>
        <text:list-item>
          <text:p text:style-name="P214">Comentem 2.<text:span text:style-name="T66">2</text:span>.<text:span text:style-name="T66">1</text:span> <text:span text:style-name="T66">Condensadors refrigerats per aire</text:span></text:p>
          <text:p text:style-name="P214"/>
        </text:list-item>
      </text:list>
      <text:p text:style-name="P215"/>
      <text:p text:style-name="P215"/>
      <text:p text:style-name="P221">Di<text:span text:style-name="T55">marts</text:span><text:tab/><text:span text:style-name="T67">10</text:span>/<text:span text:style-name="T50">02</text:span>/2<text:span text:style-name="T50">6</text:span></text:p>
      <text:list xml:id="list164542448028621" text:continue-list="list164542113064914" text:style-name="L9">
        <text:list-header>
          <text:p text:style-name="P220"/>
        </text:list-header>
        <text:list-item>
          <text:p text:style-name="P208">Baixa al taller el grup <text:span text:style-name="T63">1</text:span>.</text:p>
          <text:p text:style-name="P208"/>
        </text:list-item>
        <text:list-item>
          <text:p text:style-name="P216">Feim buit a l'equip d'aire condicionat.</text:p>
        </text:list-item>
        <text:list-item>
          <text:p text:style-name="P216">Omplim amb R600a l'equip.</text:p>
        </text:list-item>
        <text:list-item>
          <text:p text:style-name="P216">Posem en marxa l'equi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0T16:45:41.284187023</dc:date>
    <meta:editing-duration>PT2H56M32S</meta:editing-duration>
    <meta:editing-cycles>266</meta:editing-cycles>
    <meta:document-statistic meta:table-count="0" meta:image-count="0" meta:object-count="1" meta:page-count="9" meta:paragraph-count="236" meta:word-count="1399" meta:character-count="8995" meta:non-whitespace-character-count="7917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